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1" fo:font-size="15pt" fo:language="en" fo:country="US" style:font-size-asian="15pt" style:font-size-complex="15pt"/>
    </style:style>
    <style:style style:name="P2" style:family="paragraph" style:parent-style-name="Preformatted_20_Text">
      <style:text-properties style:font-name="Calibri1" fo:font-size="14pt" style:font-size-asian="14pt" style:font-size-complex="14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15pt" fo:language="en" fo:country="US" style:font-size-asian="15pt" style:font-size-complex="15pt"/>
    </style:style>
    <style:style style:name="P5" style:family="paragraph" style:parent-style-name="Standard">
      <style:text-properties style:font-name="Calibri1" fo:font-size="14pt" style:font-size-asian="14pt" style:font-size-complex="14pt"/>
    </style:style>
    <style:style style:name="P6" style:family="paragraph" style:parent-style-name="Standard">
      <style:text-properties style:font-name="Calibri1" fo:language="en" fo:country="GB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style:font-name="Calibri1" fo:font-size="14pt" style:font-size-asian="14pt" style:font-size-complex="14pt"/>
    </style:style>
    <style:style style:name="P9" style:family="paragraph" style:parent-style-name="Standard">
      <style:text-properties style:font-name="Calibri1" fo:font-size="15pt" fo:language="en" fo:country="US" style:font-size-asian="15pt" style:font-size-complex="15pt"/>
    </style:style>
    <style:style style:name="T1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ters to the editor scr 154</text:p>
      <text:p text:style-name="P4"/>
      <text:p text:style-name="P4">RE: Breathe https://southerncrossreview.org/141/hemsley-breathe.html</text:p>
      <text:p text:style-name="P1">I hope that everyone, especially young people, have an opportunity to read this poem. It is a life changing message.</text:p>
      <text:p text:style-name="P4">Carol Bates</text:p>
      <text:p text:style-name="P4"/>
      <text:p text:style-name="P7">Thank you for this wonderful poem. I felt the breeze and the wind in the trees.</text:p>
      <text:p text:style-name="P7">I felt the isolation that comes with being different.</text:p>
      <text:p text:style-name="P7">Inspirational.</text:p>
      <text:p text:style-name="P4">Marie Clowes</text:p>
      <text:p text:style-name="P4"/>
      <text:p text:style-name="Standard">I heard this poem for the first time on Woman's Hour this morning and I was captivated by it. I then found it on line and am reading it over and over again!  It is so poignant and will resonante with many people I am sure. </text:p>
      <text:p text:style-name="Standard">I am very much looking forward to reading more of Becky Hemsley's poems!</text:p>
      <text:p text:style-name="Standard">Kind regards</text:p>
      <text:p text:style-name="P4">Linda Doel</text:p>
      <text:p text:style-name="P4"/>
      <text:p text:style-name="P2">This is so beautiful it brought tears! <text:s/>I’m generally not a great fan of poetry but this truly exceptional. <text:s/>Becky Helmsley is on my radar for the future.</text:p>
      <text:p text:style-name="P2">Joy Osborn</text:p>
      <text:p text:style-name="P2"/>
      <text:p text:style-name="P2">RE: La lomíta mágica https://www.antroposofica.com.ar/productos/la-lomita-magica-frank-thomas-smith/</text:p>
      <text:p text:style-name="Standard"/>
      <text:p text:style-name="Standard">Hola, gracias por aceptar mi solicitud ! Mi hijo hoy en día tiene 25 años y bautizó a su muñeco de la infancia "Divino"gracias a su hermoso libro. </text:p>
      <text:p text:style-name="P5">Veronica Roman</text:p>
      <text:p text:style-name="P5"/>
      <text:p text:style-name="P6">RE: Toward a Threefold Society https://southerncrossreview.org/154/basic-issues-introduction.html</text:p>
      <text:p text:style-name="P3"><text:span text:style-name="T1">Sehr wichtig, immer noch!!!</text:span> <text:s/>(Very important, still!!!)</text:p>
      <text:p text:style-name="P5">Ute Craemer</text:p>
      <text:p text:style-name="P5"/>
      <text:p text:style-name="P8">RE: Beyond Belief https://southerncrossreview.org/153/pagels-beyond-belief.html</text:p>
      <text:p text:style-name="P8">A good review stimulates the reader to take the matter further usually by reading the book. An excellent review gives one a sniff and commentary of the core concepts raised. This is an excellent review.</text:p>
      <text:p text:style-name="P8">I think she (Pagels) may have got Thomas right but misconstrued John which carries the same esoteric meaning to be experienced with training, and without denying <text:soft-page-break/>access to the faith, thus it became “The Priests’ Gospel” and direct access by the congregation discouraged if not suppressed. Faith is all you need – faith is all you need and you probably can’t read anyway. All of the gospels contain ‘veiled’ meanings but none more so than John. A friend, Adrian Anderson has written and published a weighty tome on this based on his translation of Codex Bezae, an ancient translation of John by an unknown scribe who was aware of the esoteric content. </text:p>
      <text:p text:style-name="P8">Her position on the synoptic gospels is puzzling and needs my further consideration in the light of my bias toward Steiner’s expiation on the same subjects.</text:p>
      <text:p text:style-name="P8">Good to hear from you Frank.</text:p>
      <text:p text:style-name="P5">Ian Mcgilliv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4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Smith</meta:initial-creator>
    <meta:creation-date>2023-09-12T17:45:22.47</meta:creation-date>
    <dc:date>2023-11-01T14:24:17.01</dc:date>
    <dc:creator>Frank Smith</dc:creator>
    <meta:editing-duration>PT3H54M17S</meta:editing-duration>
    <meta:editing-cycles>8</meta:editing-cycles>
    <meta:generator>OpenOffice/4.1.14$Win32 OpenOffice.org_project/4114m1$Build-9811</meta:generator>
    <meta:document-statistic meta:table-count="0" meta:image-count="0" meta:object-count="0" meta:page-count="2" meta:paragraph-count="26" meta:word-count="387" meta:character-count="2418"/>
  </office:meta>
</office:document-meta>
</file>